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22.5484948111684">
            <text:p>22.5484948112</text:p>
          </table:table-cell>
          <table:table-cell office:value-type="float" office:value="-10.8266451888074">
            <text:p>-10.8266451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.6101694915254">
            <text:p>22.6101694915</text:p>
          </table:table-cell>
          <table:table-cell office:value-type="float" office:value="-10.8117647058824">
            <text:p>-10.8117647059</text:p>
          </table:table-cell>
          <table:table-cell/>
          <table:table-cell office:value-type="float" office:value="22.6101694915254">
            <text:p>22.6101694915</text:p>
          </table:table-cell>
          <table:table-cell office:value-type="float" office:value="-10.8117647058824">
            <text:p>-10.8117647059</text:p>
          </table:table-cell>
        </table:table-row>
        <table:table-row table:style-name="ro1">
          <table:table-cell office:value-type="float" office:value="23.262929210829">
            <text:p>23.2629292108</text:p>
          </table:table-cell>
          <table:table-cell office:value-type="float" office:value="-10.7344346435044">
            <text:p>-10.7344346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.2542372881356">
            <text:p>23.2542372881</text:p>
          </table:table-cell>
          <table:table-cell office:value-type="float" office:value="-10.7294117647059">
            <text:p>-10.7294117647</text:p>
          </table:table-cell>
          <table:table-cell/>
          <table:table-cell office:value-type="float" office:value="23.2542372881356">
            <text:p>23.2542372881</text:p>
          </table:table-cell>
          <table:table-cell office:value-type="float" office:value="-10.7176470588235">
            <text:p>-10.7176470588</text:p>
          </table:table-cell>
        </table:table-row>
        <table:table-row table:style-name="ro1">
          <table:table-cell office:value-type="float" office:value="23.8820864757876">
            <text:p>23.8820864758</text:p>
          </table:table-cell>
          <table:table-cell office:value-type="float" office:value="-10.552362935863">
            <text:p>-10.5523629359</text:p>
          </table:table-cell>
          <table:table-cell table:number-columns-repeated="2" office:value-type="float" office:value="0">
            <text:p>0</text:p>
          </table:table-cell>
          <table:table-cell table:formula="of:=LOG10([.D11])" office:value-type="float" office:value="-11.4994281341857">
            <text:p>-11.4994281342</text:p>
          </table:table-cell>
          <table:table-cell table:formula="of:=LOG10([.E11])" office:value-type="float" office:value="-11.8199903954715">
            <text:p>-11.8199903955</text:p>
          </table:table-cell>
          <table:table-cell/>
          <table:table-cell office:value-type="float" office:value="23.9322033898305">
            <text:p>23.9322033898</text:p>
          </table:table-cell>
          <table:table-cell office:value-type="float" office:value="-10.5764705882353">
            <text:p>-10.5764705882</text:p>
          </table:table-cell>
          <table:table-cell/>
          <table:table-cell office:value-type="float" office:value="23.9322033898305">
            <text:p>23.9322033898</text:p>
          </table:table-cell>
          <table:table-cell office:value-type="float" office:value="-10.5058823529412">
            <text:p>-10.5058823529</text:p>
          </table:table-cell>
        </table:table-row>
        <table:table-row table:style-name="ro1">
          <table:table-cell office:value-type="float" office:value="24.6387748603942">
            <text:p>24.6387748604</text:p>
          </table:table-cell>
          <table:table-cell office:value-type="float" office:value="-10.5652650170604">
            <text:p>-10.5652650171</text:p>
          </table:table-cell>
          <table:table-cell table:number-columns-repeated="2" office:value-type="float" office:value="0">
            <text:p>0</text:p>
          </table:table-cell>
          <table:table-cell table:formula="of:=LOG10([.D12])" office:value-type="float" office:value="-11.0699662699328">
            <text:p>-11.0699662699</text:p>
          </table:table-cell>
          <table:table-cell table:formula="of:=LOG10([.E12])" office:value-type="float" office:value="-11.1917666682443">
            <text:p>-11.1917666682</text:p>
          </table:table-cell>
          <table:table-cell/>
          <table:table-cell office:value-type="float" office:value="24.6101694915254">
            <text:p>24.6101694915</text:p>
          </table:table-cell>
          <table:table-cell office:value-type="float" office:value="-10.6823529411765">
            <text:p>-10.6823529412</text:p>
          </table:table-cell>
          <table:table-cell/>
          <table:table-cell office:value-type="float" office:value="24.6101694915254">
            <text:p>24.6101694915</text:p>
          </table:table-cell>
          <table:table-cell office:value-type="float" office:value="-10.4470588235294">
            <text:p>-10.4470588235</text:p>
          </table:table-cell>
        </table:table-row>
        <table:table-row table:style-name="ro1">
          <table:table-cell office:value-type="float" office:value="25.377740957268">
            <text:p>25.3777409573</text:p>
          </table:table-cell>
          <table:table-cell office:value-type="float" office:value="-10.7344346435044">
            <text:p>-10.7344346435</text:p>
          </table:table-cell>
          <table:table-cell table:number-columns-repeated="2" office:value-type="float" office:value="0">
            <text:p>0</text:p>
          </table:table-cell>
          <table:table-cell table:formula="of:=LOG10([.D13])" office:value-type="float" office:value="-10.865749226903">
            <text:p>-10.8657492269</text:p>
          </table:table-cell>
          <table:table-cell table:formula="of:=LOG10([.E13])" office:value-type="float" office:value="-10.9104215363667">
            <text:p>-10.9104215364</text:p>
          </table:table-cell>
          <table:table-cell/>
          <table:table-cell office:value-type="float" office:value="25.2542372881356">
            <text:p>25.2542372881</text:p>
          </table:table-cell>
          <table:table-cell office:value-type="float" office:value="-11.2117647058824">
            <text:p>-11.2117647059</text:p>
          </table:table-cell>
          <table:table-cell/>
          <table:table-cell office:value-type="float" office:value="25.2881355932203">
            <text:p>25.2881355932</text:p>
          </table:table-cell>
          <table:table-cell office:value-type="float" office:value="-10.4941176470588">
            <text:p>-10.4941176471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table:number-columns-spanned="2" table:number-rows-spanned="1">
            <text:p>fermi</text:p>
          </table:table-cell>
          <table:covered-table-cell/>
          <table:table-cell table:number-columns-repeated="5"/>
          <table:table-cell table:style-name="ce1" office:value-type="string" table:number-columns-spanned="2" table:number-rows-spanned="1">
            <text:p>Fermi-erry</text:p>
          </table:table-cell>
          <table:covered-table-cell/>
          <table:table-cell/>
          <table:table-cell table:style-name="ce1" office:value-type="string" table:number-columns-spanned="2" table:number-rows-spanned="1">
            <text:p>fermi+erry</text:p>
          </table:table-cell>
          <table:covered-table-cell/>
        </table:table-row>
        <table:table-row table:style-name="ro2">
          <table:table-cell table:number-columns-repeated="12"/>
        </table:table-row>
        <table:table-row table:style-name="ro1">
          <table:table-cell/>
          <table:table-cell table:formula="of:=10^[.B1]" office:value-type="float" office:value="0.0000000000149057835751775">
            <text:p>1.49057835751775E-011</text:p>
          </table:table-cell>
          <table:table-cell/>
          <table:table-cell table:formula="of:=[.L9]-[.B9]" office:value-type="float" office:value="0.000000000000519575915009101">
            <text:p>5.19575915009101E-013</text:p>
          </table:table-cell>
          <table:table-cell table:formula="of:=[.B9]-[.I9]" office:value-type="float" office:value="-0.000000000000519575915009101">
            <text:p>-5.19575915009101E-013</text:p>
          </table:table-cell>
          <table:table-cell table:number-columns-repeated="3"/>
          <table:table-cell table:formula="of:=10^[.I1]" office:value-type="float" office:value="0.0000000000154253594901866">
            <text:p>1.54253594901866E-011</text:p>
          </table:table-cell>
          <table:table-cell table:number-columns-repeated="2"/>
          <table:table-cell table:formula="of:=10^[.L1]" office:value-type="float" office:value="0.0000000000154253594901866">
            <text:p>1.54253594901866E-011</text:p>
          </table:table-cell>
        </table:table-row>
        <table:table-row table:style-name="ro1">
          <table:table-cell/>
          <table:table-cell table:formula="of:=10^[.B2]" office:value-type="float" office:value="0.0000000000184316984468917">
            <text:p>1.84316984468917E-011</text:p>
          </table:table-cell>
          <table:table-cell/>
          <table:table-cell table:formula="of:=[.L10]-[.B10]" office:value-type="float" office:value="0.000000000000726423845706046">
            <text:p>7.26423845706046E-013</text:p>
          </table:table-cell>
          <table:table-cell table:formula="of:=[.B10]-[.I10]" office:value-type="float" office:value="-0.000000000000214411267377168">
            <text:p>-2.14411267377168E-013</text:p>
          </table:table-cell>
          <table:table-cell table:number-columns-repeated="3"/>
          <table:table-cell table:formula="of:=10^[.I2]" office:value-type="float" office:value="0.0000000000186461097142688">
            <text:p>1.86461097142688E-011</text:p>
          </table:table-cell>
          <table:table-cell table:number-columns-repeated="2"/>
          <table:table-cell table:formula="of:=10^[.L2]" office:value-type="float" office:value="0.0000000000191581222925977">
            <text:p>1.91581222925977E-011</text:p>
          </table:table-cell>
        </table:table-row>
        <table:table-row table:style-name="ro1">
          <table:table-cell/>
          <table:table-cell table:formula="of:=10^[.B3]" office:value-type="float" office:value="0.0000000000280309014248405">
            <text:p>2.80309014248405E-011</text:p>
          </table:table-cell>
          <table:table-cell/>
          <table:table-cell table:formula="of:=[.L11]-[.B11]" office:value-type="float" office:value="0.00000000000316644439428404">
            <text:p>3.16644439428404E-012</text:p>
          </table:table-cell>
          <table:table-cell table:formula="of:=[.B11]-[.I11]" office:value-type="float" office:value="0.00000000000151359472158289">
            <text:p>1.51359472158289E-012</text:p>
          </table:table-cell>
          <table:table-cell table:number-columns-repeated="3"/>
          <table:table-cell table:formula="of:=10^[.I3]" office:value-type="float" office:value="0.0000000000265173067032576">
            <text:p>2.65173067032576E-011</text:p>
          </table:table-cell>
          <table:table-cell table:number-columns-repeated="2"/>
          <table:table-cell table:formula="of:=10^[.L3]" office:value-type="float" office:value="0.0000000000311973458191245">
            <text:p>3.11973458191245E-011</text:p>
          </table:table-cell>
        </table:table-row>
        <table:table-row table:style-name="ro1">
          <table:table-cell/>
          <table:table-cell table:formula="of:=10^[.B4]" office:value-type="float" office:value="0.0000000000272104035631728">
            <text:p>2.72104035631728E-011</text:p>
          </table:table-cell>
          <table:table-cell/>
          <table:table-cell table:formula="of:=[.L12]-[.B12]" office:value-type="float" office:value="0.00000000000851204145554291">
            <text:p>8.51204145554291E-012</text:p>
          </table:table-cell>
          <table:table-cell table:formula="of:=[.B12]-[.I12]" office:value-type="float" office:value="0.00000000000643033104493245">
            <text:p>6.43033104493245E-012</text:p>
          </table:table-cell>
          <table:table-cell table:number-columns-repeated="3"/>
          <table:table-cell table:formula="of:=10^[.I4]" office:value-type="float" office:value="0.0000000000207800725182403">
            <text:p>2.07800725182403E-011</text:p>
          </table:table-cell>
          <table:table-cell table:number-columns-repeated="2"/>
          <table:table-cell table:formula="of:=10^[.L4]" office:value-type="float" office:value="0.0000000000357224450187157">
            <text:p>3.57224450187157E-011</text:p>
          </table:table-cell>
        </table:table-row>
        <table:table-row table:style-name="ro1">
          <table:table-cell/>
          <table:table-cell table:formula="of:=10^[.B5]" office:value-type="float" office:value="0.0000000000184316984468917">
            <text:p>1.84316984468917E-011</text:p>
          </table:table-cell>
          <table:table-cell/>
          <table:table-cell table:formula="of:=[.L13]-[.B13]" office:value-type="float" office:value="0.000000000013622310435716">
            <text:p>1.3622310435716E-011</text:p>
          </table:table-cell>
          <table:table-cell table:formula="of:=[.B13]-[.I13]" office:value-type="float" office:value="0.000000000012290752225483">
            <text:p>1.2290752225483E-011</text:p>
          </table:table-cell>
          <table:table-cell table:number-columns-repeated="3"/>
          <table:table-cell table:formula="of:=10^[.I5]" office:value-type="float" office:value="0.0000000000061409462214087">
            <text:p>6.1409462214087E-012</text:p>
          </table:table-cell>
          <table:table-cell table:number-columns-repeated="2"/>
          <table:table-cell table:formula="of:=10^[.L5]" office:value-type="float" office:value="0.0000000000320540088826076">
            <text:p>3.20540088826076E-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15:31:09</dc:date>
    <dc:creator>Christ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78" meta:object-count="0"/>
  </office:meta>
</office:document-meta>
</file>